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RestitutionRFM" style:family="table" style:master-page-name="">
      <style:table-properties style:width="16.671cm" style:page-number="0" table:align="margins" style:shadow="none"/>
    </style:style>
    <style:style style:name="tabDecompteRestitutionRFM.A" style:family="table-column">
      <style:table-column-properties style:column-width="10.608cm" style:rel-column-width="6014*"/>
    </style:style>
    <style:style style:name="tabDecompteRestitutionRFM.B" style:family="table-column">
      <style:table-column-properties style:column-width="1.005cm" style:rel-column-width="570*"/>
    </style:style>
    <style:style style:name="tabDecompteRestitutionRFM.C" style:family="table-column">
      <style:table-column-properties style:column-width="1.796cm" style:rel-column-width="1018*"/>
    </style:style>
    <style:style style:name="tabDecompteRestitutionRFM.D" style:family="table-column">
      <style:table-column-properties style:column-width="0.296cm" style:rel-column-width="168*"/>
    </style:style>
    <style:style style:name="tabDecompteRestitutionRFM.E" style:family="table-column">
      <style:table-column-properties style:column-width="1.057cm" style:rel-column-width="599*"/>
    </style:style>
    <style:style style:name="tabDecompteRestitutionRFM.F" style:family="table-column">
      <style:table-column-properties style:column-width="1.909cm" style:rel-column-width="1082*"/>
    </style:style>
    <style:style style:name="tabDecompteRestitutionRFM.1" style:family="table-row">
      <style:table-row-properties style:min-row-height="0.661cm"/>
    </style:style>
    <style:style style:name="tabDecompteRestitutionRFM.A1" style:family="table-cell">
      <style:table-cell-properties fo:padding="0.097cm" fo:border="none"/>
    </style:style>
    <style:style style:name="tabDecompteRestitutionRFM.2" style:family="table-row">
      <style:table-row-properties style:min-row-height="0.476cm"/>
    </style:style>
    <style:style style:name="tabDecompteRestitutionRFM.A2" style:family="table-cell">
      <style:table-cell-properties fo:padding="0cm" fo:border="none"/>
    </style:style>
    <style:style style:name="tabDecompteRestitutionRFM.3" style:family="table-row">
      <style:table-row-properties style:min-row-height="0.6cm"/>
    </style:style>
    <style:style style:name="tabDecompteRestitutionRFM.A4" style:family="table-cell">
      <style:table-cell-properties fo:background-color="transparent" fo:padding="0cm" fo:border="none">
        <style:background-image/>
      </style:table-cell-properties>
    </style:style>
    <style:style style:name="tabDecompteRestitutionRFM.5" style:family="table-row">
      <style:table-row-properties style:min-row-height="1.125cm"/>
    </style:style>
    <style:style style:name="tabDecompteRestitutionRFM.E9" style:family="table-cell">
      <style:table-cell-properties style:border-line-width-bottom="0.002cm 0.035cm 0.002cm" fo:padding="0.097cm" fo:border-left="none" fo:border-right="none" fo:border-top="0.018cm solid #000000" fo:border-bottom="0.039cm double #000000"/>
    </style:style>
    <style:style style:name="P1" style:family="paragraph" style:parent-style-name="Standard">
      <style:text-properties style:font-name="Gill Sans MT_CCJU" fo:font-size="2pt" style:font-size-asian="2pt" style:font-size-complex="2pt"/>
    </style:style>
    <style:style style:name="P2" style:family="paragraph" style:parent-style-name="Text_20_body">
      <style:paragraph-properties fo:margin-top="0cm" fo:margin-bottom="0cm"/>
      <style:text-properties style:font-name="Gill Sans MT_CCJU" fo:font-size="2pt" style:font-size-asian="2pt" style:font-size-complex="2pt"/>
    </style:style>
    <style:style style:name="P3" style:family="paragraph" style:parent-style-name="Table_20_Contents">
      <style:paragraph-properties fo:margin-top="0cm" fo:margin-bottom="0cm"/>
      <style:text-properties style:font-name="Gill Sans MT_CCJU" fo:font-size="11pt" style:font-size-asian="11pt" style:font-size-complex="11pt"/>
    </style:style>
    <style:style style:name="P4" style:family="paragraph" style:parent-style-name="Table_20_Contents">
      <style:paragraph-properties fo:margin-top="0cm" fo:margin-bottom="0cm" fo:text-align="end" style:justify-single-word="false"/>
      <style:text-properties style:font-name="Gill Sans MT_CCJU" fo:font-size="11pt" style:font-size-asian="11pt" style:font-size-complex="11pt"/>
    </style:style>
    <style:style style:name="P5" style:family="paragraph" style:parent-style-name="Table_20_Contents">
      <style:paragraph-properties fo:margin-top="0cm" fo:margin-bottom="0cm"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margin-left="-0.071cm" fo:margin-right="0.009cm" fo:margin-top="0cm" fo:margin-bottom="0.101cm" fo:text-indent="0cm" style:auto-text-indent="false"/>
      <style:text-properties style:font-name="Gill Sans MT_CCJU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top="0cm" fo:margin-bottom="0.101cm"/>
      <style:text-properties style:font-name="Gill Sans MT_CCJU" fo:font-size="11pt" style:font-size-asian="11pt" style:font-size-complex="11pt"/>
    </style:style>
    <style:style style:name="P8" style:family="paragraph" style:parent-style-name="Table_20_Contents">
      <style:paragraph-properties fo:margin-top="0cm" fo:margin-bottom="0.101cm" fo:text-align="end" style:justify-single-word="false"/>
      <style:text-properties style:font-name="Gill Sans MT_CCJU" fo:font-size="11pt" style:font-size-asian="11pt" style:font-size-complex="11pt"/>
    </style:style>
    <style:style style:name="P9" style:family="paragraph" style:parent-style-name="Table_20_Contents">
      <style:paragraph-properties fo:margin-left="0.026cm" fo:margin-right="0cm" fo:text-indent="0cm" style:auto-text-indent="false"/>
      <style:text-properties style:font-name="Gill Sans MT_CCJU" fo:font-size="11pt" style:font-size-asian="11pt" style:font-size-complex="11pt"/>
    </style:style>
    <style:style style:name="P10" style:family="paragraph" style:parent-style-name="Table_20_Contents">
      <style:paragraph-properties fo:margin-left="0.026cm" fo:margin-right="0cm" fo:text-indent="0cm" style:auto-text-indent="false"/>
      <style:text-properties style:font-name="Gill Sans MT_CCJU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.026cm" fo:margin-right="0cm" fo:margin-top="0cm" fo:margin-bottom="0cm" fo:text-indent="0cm" style:auto-text-indent="false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margin-left="0.009cm" fo:margin-right="0.009cm" fo:margin-top="0.199cm" fo:margin-bottom="0.15cm" fo:text-indent="0cm" style:auto-text-indent="false"/>
      <style:text-properties style:font-name="Gill Sans MT_CCJU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.199cm" fo:margin-bottom="0.15cm" fo:text-align="end" style:justify-single-word="false"/>
      <style:text-properties style:font-name="Gill Sans MT_CCJU" fo:font-size="11pt" style:font-size-asian="11pt" style:font-size-complex="11pt"/>
    </style:style>
    <style:style style:name="T1" style:family="text">
      <style:text-properties fo:color="#000000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DecompteRestitutionRFM" table:style-name="tabDecompteRestitutionRFM">
        <table:table-column table:style-name="tabDecompteRestitutionRFM.A"/>
        <table:table-column table:style-name="tabDecompteRestitutionRFM.B"/>
        <table:table-column table:style-name="tabDecompteRestitutionRFM.C"/>
        <table:table-column table:style-name="tabDecompteRestitutionRFM.D"/>
        <table:table-column table:style-name="tabDecompteRestitutionRFM.E"/>
        <table:table-column table:style-name="tabDecompteRestitutionRFM.F"/>
        <table:table-row table:style-name="tabDecompteRestitutionRFM.1">
          <table:table-cell table:style-name="tabDecompteRestitutionRFM.A1" office:value-type="string">
            <text:p text:style-name="P6">%=titreDecompteDu=%</text:p>
          </table:table-cell>
          <table:table-cell table:style-name="tabDecompteRestitutionRFM.A1" office:value-type="string">
            <text:p text:style-name="P8"/>
          </table:table-cell>
          <table:table-cell table:style-name="tabDecompteRestitutionRFM.A1" office:value-type="string">
            <text:p text:style-name="P7"/>
          </table:table-cell>
          <table:table-cell table:style-name="tabDecompteRestitutionRFM.A1" office:value-type="string">
            <text:p text:style-name="P7"/>
          </table:table-cell>
          <table:table-cell table:style-name="tabDecompteRestitutionRFM.A1" office:value-type="string">
            <text:p text:style-name="P8"/>
          </table:table-cell>
          <table:table-cell table:style-name="tabDecompteRestitutionRFM.A1" office:value-type="string">
            <text:p text:style-name="P8"/>
          </table:table-cell>
        </table:table-row>
        <table:table-row table:style-name="tabDecompteRestitutionRFM.2">
          <table:table-cell table:style-name="tabDecompteRestitutionRFM.A2" office:value-type="string">
            <text:p text:style-name="P9">%{ligneTexteDu}%%=texteDecompteDu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</table:table-row>
        <table:table-row table:style-name="tabDecompteRestitutionRFM.3">
          <table:table-cell table:style-name="tabDecompteRestitutionRFM.A2" office:value-type="string">
            <text:p text:style-name="P9"><text:s text:c="5"/>%{ligneTexteDemandeDueItr}%%=texteDemandeDueItr=%</text:p>
          </table:table-cell>
          <table:table-cell table:style-name="tabDecompteRestitutionRFM.A2" office:value-type="string">
            <text:p text:style-name="P12">%=chf=%</text:p>
          </table:table-cell>
          <table:table-cell table:style-name="tabDecompteRestitutionRFM.A2" office:value-type="string">
            <text:p text:style-name="P12">%=montantItrDu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</table:table-row>
        <table:table-row>
          <table:table-cell table:style-name="tabDecompteRestitutionRFM.A4" office:value-type="string">
            <text:p text:style-name="P10"><text:s text:c="5"/>%{ligneTexteDuFinal}%%=texteDecompteDuFinal=%</text:p>
          </table:table-cell>
          <table:table-cell table:style-name="tabDecompteRestitutionRFM.A4" office:value-type="string">
            <text:p text:style-name="P12">%=chf=%</text:p>
          </table:table-cell>
          <table:table-cell table:style-name="tabDecompteRestitutionRFM.A4" office:value-type="string">
            <text:p text:style-name="P12">%=montantDu=%</text:p>
          </table:table-cell>
          <table:table-cell table:style-name="tabDecompteRestitutionRFM.A4" office:value-type="string">
            <text:p text:style-name="P12"/>
          </table:table-cell>
          <table:table-cell table:style-name="tabDecompteRestitutionRFM.A4" office:value-type="string">
            <text:p text:style-name="P12">%=chf=%</text:p>
          </table:table-cell>
          <table:table-cell table:style-name="tabDecompteRestitutionRFM.A4" office:value-type="string">
            <text:p text:style-name="P12">%=montantDuTotal=%</text:p>
          </table:table-cell>
        </table:table-row>
        <table:table-row table:style-name="tabDecompteRestitutionRFM.5">
          <table:table-cell table:style-name="tabDecompteRestitutionRFM.A1" office:value-type="string">
            <text:p text:style-name="P13">%{ligneTitreDecompteVerse}%%=titreDecompteVerse=%</text:p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</table:table-row>
        <table:table-row>
          <table:table-cell table:style-name="tabDecompteRestitutionRFM.A2" office:value-type="string">
            <text:p text:style-name="P9">%{ligneTexteVerse}%%=texteDecompteVerse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</table:table-row>
        <table:table-row>
          <table:table-cell table:style-name="tabDecompteRestitutionRFM.A2" office:value-type="string">
            <text:p text:style-name="P9"><text:s text:c="5"/>%{ligneTexteDemandeVerseItr}%%=texteDemandeVerseItr=%</text:p>
          </table:table-cell>
          <table:table-cell table:style-name="tabDecompteRestitutionRFM.A2" office:value-type="string">
            <text:p text:style-name="P12">%=chf=%</text:p>
          </table:table-cell>
          <table:table-cell table:style-name="tabDecompteRestitutionRFM.A2" office:value-type="string">
            <text:p text:style-name="P12">%=montantItrVerse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</table:table-row>
        <table:table-row>
          <table:table-cell table:style-name="tabDecompteRestitutionRFM.A2" office:value-type="string">
            <text:p text:style-name="P9"><text:s text:c="5"/>%{ligneTexteVerseFinal}%%=texteDecompteVerseFinal=%</text:p>
          </table:table-cell>
          <table:table-cell table:style-name="tabDecompteRestitutionRFM.A2" office:value-type="string">
            <text:p text:style-name="P12">%=chf=%</text:p>
          </table:table-cell>
          <table:table-cell table:style-name="tabDecompteRestitutionRFM.A2" office:value-type="string">
            <text:p text:style-name="P12">%=montantVerse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>%=chf=%</text:p>
          </table:table-cell>
          <table:table-cell table:style-name="tabDecompteRestitutionRFM.A2" office:value-type="string">
            <text:p text:style-name="P12">%=montantVerseTotal=%</text:p>
          </table:table-cell>
        </table:table-row>
        <table:table-row>
          <table:table-cell table:style-name="tabDecompteRestitutionRFM.A2" office:value-type="string">
            <text:p text:style-name="P11">%{<text:span text:style-name="T1">ligneTexteRemboursement</text:span>}%%=texteRemboursement=%</text:p>
          </table:table-cell>
          <table:table-cell table:style-name="tabDecompteRestitutionRFM.A2" office:value-type="string">
            <text:p text:style-name="P4"/>
          </table:table-cell>
          <table:table-cell table:style-name="tabDecompteRestitutionRFM.A2" office:value-type="string">
            <text:p text:style-name="P3"/>
          </table:table-cell>
          <table:table-cell table:style-name="tabDecompteRestitutionRFM.A2" office:value-type="string">
            <text:p text:style-name="P3"/>
          </table:table-cell>
          <table:table-cell table:style-name="tabDecompteRestitutionRFM.E9" office:value-type="string">
            <text:p text:style-name="P5">%=chf=%</text:p>
          </table:table-cell>
          <table:table-cell table:style-name="tabDecompteRestitutionRFM.E9" office:value-type="string">
            <text:p text:style-name="P5">%=montantARembourser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3-10-11T10:45:30</dc:date>
    <meta:printed-by>Mike Boillat</meta:printed-by>
    <meta:print-date>2012-09-24T13:44:15</meta:print-date>
    <meta:editing-cycles>68</meta:editing-cycles>
    <meta:editing-duration>PT10H53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31" meta:character-count="585"/>
  </office:meta>
</office:document-meta>
</file>